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1" style:master-page-name="MP0">
      <style:paragraph-properties style:page-number="auto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08472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language-asian="fr" style:country-asian="FR" style:language-complex="fr" style:country-complex="F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el" style:country-asian="GR" style:language-complex="el" style:country-complex="GR"/>
    </style:style>
    <style:style style:name="T5" style:family="text">
      <style:text-properties fo:language="fr" fo:country="FR" style:language-asian="fr" style:country-asian="FR" style:language-complex="fr" style:country-complex="FR"/>
    </style:style>
    <style:style style:name="T6" style:family="text">
      <style:text-properties fo:language="el" fo:country="GR" style:language-asian="el" style:country-asian="GR" style:language-complex="el" style:country-complex="GR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officeooo:rsid="000847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GALENI DE SECTIS AD EOS QVI<text:line-break/>INTR.ODVCVNTVR.<text:bookmark-end text:name="bookmark0"/></text:h>
      <text:h text:style-name="Heading_20_2" text:outline-level="2">cap. I. </text:h>
      <text:p text:style-name="P5">Medicae artis suppus sanitas est; finis<text:line-break/>ipsius adeptio. At medicis necessarium est cogn<text:span text:style-name="Default_20_Paragraph_20_Font"><text:span text:style-name="T1">o</text:span></text:span>fcere,<text:line-break/>ex quibus quis aut ab<text:span text:style-name="Default_20_Paragraph_20_Font"><text:span text:style-name="T1">s</text:span></text:span>entem sanitatem restituat, aut<text:line-break/>praesentem tueatur. Vocantur autem ea, quae absentem<text:line-break/>revocant, remedia et auxilia; quae vero praesentem c<text:span text:style-name="Default_20_Paragraph_20_Font"><text:span text:style-name="T1">o</text:span></text:span>n-<text:line-break/>servant, salubris victus ratio. Hac igitur ratione et ip-<text:line-break/>Iam medicinam salubrium insalubriunrque scientiam prisca<text:line-break/>definitio asserit: salubria quidem vocans, tum quae<text:line-break/>praesentem sanitatem tuentur, tum quae deperditam</text:p>
      <text:p text:style-name="P2">restituunt: insalubria vero, quae his contraria <text:span text:style-name="Default_20_Paragraph_20_Font"><text:span text:style-name="T1">t</text:span></text:span>unc Ambo-<text:line-break/>, runcentur cognitione medicus indiget, ut illa eligat, haec<text:line-break/>vitet. Unde vero horum scientiam facile comparet, non-<text:line-break/>dum peraeque ab omnibus concessum est. Sed alii quidem<text:line-break/>solam. experientiam sutis esse arti pronuntiant; aliis vero<text:line-break/>et ratio non exigua videtur conferre. Nominantur au-<text:line-break/>tem, qui experientiam solam profitentur, Empirici no-<text:line-break/>mine ab illa . deducto ; similiter, qui ratione nituntur,<text:line-break/>nationales. Atque hae duae principes artis medendi<text:line-break/>sectae sunt; una. quidem experimentis ad <text:span text:style-name="Default_20_Paragraph_20_Font"><text:span text:style-name="T1">r</text:span></text:span>emediorum<text:line-break/>inventionem tonuit; altera vero per indicationem Et<text:line-break/>fectis etiam nomina imposuerunt, F.mpiricen et Rationa-<text:line-break/>leni. . vocare autem consuerunt. Empiriceu quidem ob-<text:line-break/>servatricem,. et memo<text:span text:style-name="Default_20_Paragraph_20_Font"><text:span text:style-name="T1">r</text:span></text:span>em et mnemoneuticen , Rationalem<text:line-break/>vero . dogmaticam et analogisticam. Atque viros perae-<text:line-break/>que ac saetas constituebant; eosque vocitabant et Empiri-<text:line-break/>ces, et observatores, et apparentium memores, quicunque<text:line-break/>experientiam sectabantur; qui vero rationem profiteban-<text:line-break/>tar; eos .Rationales, et dogmaticos., et analogistioos. i</text:p>
      <text:h text:style-name="P4" text:outline-level="2">cap. II. </text:h>
      <text:p text:style-name="P5">Enimvero artem Empirici hunc in modum<text:line-break/>constitutam esse pronuntiant, quoniam mullos hominibus<text:line-break/>affectus viderent ohorici, nonnullos quidem <text:span text:style-name="Default_20_Paragraph_20_Font"><text:span text:style-name="T1">t</text:span></text:span>ua sponte<text:line-break/>communes tum aegris, tum fanis, ut sanguinis fluxus:<text:line-break/>ex naribus, vel fusiores, vel aliti profluvia, vel aliud<text:line-break/>hujusmodi quippiam, quod vel noxam, vel opem aste-<text:line-break/>rat, non tamen causam effectricem. lentibus objectam ha-<text:line-break/>beat; alios vero, quorum causa quidem apparuit, non<text:line-break/>tamen ex nostro instituto, sed castu aliquo;. ut si eri<text:line-break/>. collapsi, vel icto, aut aliter vulnerato, contigerit langui.<text:line-break/>nem fluere, et aviditati quum obsequitur, in morbo fii-<text:line-break/>gidam aquam bibere, aut vinum., aut id genus asis,<text:line-break/>quorum quodque ad utilitatem noxamve cessit. Priorem<text:line-break/>itaque speciem iuvantium vel laedentium naturalem vo-<text:line-break/>cabant; alteram vero fortuitam. Utriusque autem ipsi-<text:line-break/>tum primam inspectionem, fortuitam occasionum, lea in-<text:line-break/>cidentiam nominabant., quod rebus inconsulto mcidat,<text:line-break/>nomen imponentes. Incidens igitur experientiae species<text:line-break/>talis est. Ultranea <text:span text:style-name="Default_20_Paragraph_20_Font"><text:span text:style-name="T1">A</text:span></text:span>cro est, quum ultro vel summis ni.</text:p>
      <text:p text:style-name="P2">moniti, vel alia ducti opinione ad experientiam accesse-<text:line-break/>rint. Quinetiam tertia experientiae species est imitato-<text:line-break/>ria,. quum ex lis, quae quodcunque iuverint aut Iae-<text:line-break/><text:span text:style-name="Default_20_Paragraph_20_Font"><text:span text:style-name="T1">i</text:span></text:span>erint, vel natura, vel casu, vel fuomet instinctu,<text:line-break/>statim in ipsis affectibus ad experientiam ducitur. Atque<text:line-break/>haec est, quae artem ipfiorum potissimum constituerit;<text:line-break/>non enim bis duntaxat, aut ter, verum saepius id, quod<text:line-break/>ante pr<text:span text:style-name="Default_20_Paragraph_20_Font"><text:span text:style-name="T1">o</text:span></text:span>fuit, imitati sunt; postea in. iisdem affectibus<text:line-break/>idem facere ut plurimum comperientes talem memoriam,<text:line-break/>praeceptum vocantes, jam id probabile, artisque partem<text:line-break/>ducunt Quum autem multa- ejusmodi praecepta ab ipsis<text:line-break/>collecta fuissent, universa illa collectio erat equidem medi-<text:line-break/>cina; qui vero collegisset, medicus. At ejusmodi collectio<text:line-break/>pr<text:span text:style-name="Default_20_Paragraph_20_Font"><text:span text:style-name="T1">o</text:span></text:span>pria cujusque inspectio ab ipsis appellata est, quae<text:line-break/>memoria quaedam est eorum, quae multoties simllique<text:line-break/>modo conspecta sunt. Id vero ipfum experientiam quo-<text:line-break/>qae nominabant: ejus autem documentum, historiam.<text:line-break/>lilem id ipfum ei, qui observaverit, ipsa inspectio est:<text:line-break/>discenti vero, quod observatum est, historia. At quia</text:p>
      <text:p text:style-name="P2">etiam in morbos quosdam incidebant interdum antea non<text:line-break/>visos, vel aliquos cognitos quidem, sed in iis l<text:span text:style-name="Default_20_Paragraph_20_Font"><text:span text:style-name="T1">o</text:span></text:span>cis, ubi<text:line-break/>nulla esset remediorum copia , quae experientia observa-<text:line-break/>rint, instrumentum aliquod auxiliis inveniendis fecerunt,<text:line-break/>nempe ad similis transitum; quo plerumque usi etiam ab<text:line-break/>affectu ad affectum similem idem praesidium transferunt;<text:line-break/>item a. loco ad locum, a remedio prius cognito ad simile<text:line-break/>aliquod deveniu<text:span text:style-name="Default_20_Paragraph_20_Font"><text:span text:style-name="T1">n</text:span></text:span>t. Ab affectu quidem ad affectum, ut<text:line-break/>si ab erysipelate ad herpetem transeant. A loco vero<text:line-break/>ad Iocum, ut a brachio ad femur. .Ab auxilio ad auxi-<text:line-break/>Iium , ut in nixi profluviis a cydonio malo. ad mefpilmn.<text:line-break/>Atqui omnis hujusmodi transitus ad inventionem via est.<text:line-break/>Verum inventio nondum ante experientiam est; sed sta-<text:line-break/>tim ubi, quod speratur, in experimentum deductum est,<text:line-break/>id jam side dignum est, cujus testimonium experientia per-<text:line-break/>Libuit, non minus ac si plerumque pari modo fe habere<text:line-break/>observatum fuerit. Porro experientiam hanc, quae simi-<text:line-break/>limo transitum sequitur, exercitatoriam vocant, quod eam,<text:line-break/>qui hac ratione. quid inventurus sit, in arte exercitatum ac .</text:p>
      <text:p text:style-name="P2">astrictum este oporteat. Ac priora cuncta experimenta,<text:line-break/>quae experientiam praecesserunt , quibus ars ad Ini con-<text:line-break/>ftituti<text:span text:style-name="Default_20_Paragraph_20_Font"><text:span text:style-name="T1">o</text:span></text:span>nem mulgebat, etiam lu quibuslibet fieri possunt.<text:line-break/>Talis equidem per experimentum ad artis finem via est.</text:p>
      <text:h text:style-name="Heading_20_2" text:outline-level="2">Cap. Il<text:span text:style-name="T8">I</text:span>. </text:h>
      <text:p text:style-name="P5">At quae ratione procedit, corporis natu-<text:line-break/><text:span text:style-name="Default_20_Paragraph_20_Font"><text:span text:style-name="T1">t</text:span></text:span>am, cui mederi conatur, jubet perdiscere; ad haec<text:line-break/>omnium caularum vires, quibus affectum quotidie cor-<text:line-break/>pus aut salubrius , aut insalubrius evadit. Post haec<text:line-break/>jam et ariis, aquarum, regionum , studiorum , ciborum,<text:line-break/>potuum et consuetudinum naturam nosse messicum opor-<text:line-break/>tere proferunt; quo morborum omnium causas, et rea<text:line-break/>mediorum facultates inveniat; praeterea coniicere possit,<text:line-break/>et ratiocmari , medicamentum hujusmodi facultate praedi-<text:line-break/>tum , si tali causae speciei adhibeatur , tale quippiam est-<text:line-break/>lecturum esse. Nam priusquam in his omnibus. varie fe<text:line-break/>exercuerit m edicas, fieri non posse ajunt , utremedio-<text:line-break/>rum copiam consequatur. Esto scilicet, ut exiguo-exem-</text:p>
      <text:p text:style-name="P2">plo totum id condsscas, pars corporis aliqua dolens, et<text:line-break/>dura, et renitens, et in tumore maiori. Hic cautam medi-<text:line-break/>cttm invenire oportet, primum quidem, quod humor ali-<text:line-break/>quis naturali copiosior in eam partem fluens ipsam ex-<text:line-break/>tulit, et distendens in dolorem adduxit. Deinde vero, si<text:line-break/>quid adhuc influat, prohibere ab influxu; sin minus,<text:line-break/>partem jam evacuare. Qua igitur ratione, quod in-<text:line-break/>stuit, adhuc sistes, et, quod continetur, vacuabis? Hoc<text:line-break/>rtaque pacto ab ipso assectu ejus, quod confert, indica-<text:line-break/>tio ipsi<text:span text:style-name="Default_20_Paragraph_20_Font"><text:span text:style-name="T1">s</text:span></text:span> oboritur. Non tamen hanc solam esse satis<text:line-break/>ajunt, sed et ab aegrotantis viribus alteram indicatio-<text:line-break/>nem sumi; et ab aetate aliam; et a propria ipsius<text:line-break/>aegri natura aliam: ita vero et ab auni tempestate,<text:line-break/>et regionis natura, et a studiis, et a consuetudine<text:line-break/>peculiari singulis , ejus , quod conIert , indicatio-<text:line-break/>nes fieri. Verbi gratia, [ut hoc quoque exemplo fiat<text:line-break/>dilucidius,) concedatur aliquem acute febricitare, ad</text:p>
      <text:p text:style-name="P2">motum fegnem esse, gravitatem corporis sentire; sit vere,<text:line-break/>tumidus magis nunc, quam prius, et rubicundior appa-<text:line-break/>reat, ad haec sint et ipsi venae tumidiores; .cuique patet,<text:line-break/>sanguinis calidioris plenitudinem huic redundare. Quod<text:line-break/>igitur remedium? au constat, evacuationem id esse? hoc<text:line-break/>namque remedium plenitudini contrarium. At contrario-<text:line-break/>rum contraria sunt remedia. Quomodo igitur ipsum<text:line-break/>evacuabimus, aut quousque? Hoc. nondum a. causa sula<text:line-break/>constare potest. Nam vires , aetas , anni tempestas , regio;<text:line-break/>aliaque paulo ante commemorata prius inspicienda sunt.<text:line-break/>liam st validis fit viribus, et aetate florente, et tempus<text:line-break/>anni vernum, et regio temperata, non erraveris, si vena<text:line-break/>incisa tantum vacues sanguinis , quantum causa postulet.<text:line-break/>Imbecillis autem viribus, aetate vel puero admodum.<text:line-break/>parv<text:span text:style-name="Default_20_Paragraph_20_Font"><text:span text:style-name="T1">o</text:span></text:span>, vel feni multum, in regione frigidiore; qualis est.<text:line-break/>Seythiapaut calidiore, ut Aethiopia, et anni tempore vel<text:line-break/>insigniter frigido, vel admodum calido, nemo adhuc</text:p>
      <text:p text:style-name="P2">venam incidere ausus suerit. Ita vero et consuetudinem,<text:line-break/>et studia; et naturas corporum inspicere praecipiunt,<text:line-break/>siquidem ejus, quod ipsis conducit, propriam ex omni-<text:line-break/>bus illisa indicationem fieri volunt.</text:p>
      <text:h text:style-name="Heading_20_2" text:outline-level="2">Cap. IV. </text:h>
      <text:p text:style-name="P5">A quibus autem rei conserentis indicatio<text:line-break/>Methodicis est, ab iisdem Empiricis observatio. Praedicta<text:line-break/>-enim symptomatum congeries in febricitante, quam syn-<text:line-break/>dromen vel concursum vocare consueverunt, D<text:span text:style-name="Default_20_Paragraph_20_Font"><text:span text:style-name="T1">o</text:span></text:span>gmatica<text:line-break/>quidem vacuationem indicat, Empirico observationis re-<text:line-break/>conlationem. Etenim in hujusmodi affectibus quum<text:line-break/>evacuationem- saepe profuisse viderit, .nunc quoque,. si<text:line-break/>utatur, eandem profuturam sperati Quin etiam. florentes<text:line-break/>aetate idoneam vacuationem haud moleste ferre conspexit,<text:line-break/>ex quibus id creb<text:span text:style-name="Default_20_Paragraph_20_Font"><text:span text:style-name="T1">r</text:span></text:span>o advertit. Sic vere magis, quam aestate,<text:line-break/>et in loco temperato, .tum si consuetudo quaepiam va-<text:line-break/>ortandi aegro fuerit,. nempe per haemorrhoidas, vel per<text:line-break/>nares , Dogmaticus quidem eam ob . rem plus sanguinis<text:line-break/>arei natura incitatus adimit; Empiricus autem, quod</text:p>
      <text:p text:style-name="P1">ita observaverit. Ac universe loquendo, eadem remedia<text:line-break/>m eisdem affectibus et Dogmatici et Empirici assumunt,.<text:line-break/>de ips<text:span text:style-name="Default_20_Paragraph_20_Font"><text:span text:style-name="T1">o</text:span></text:span>rum inventionis modo dissentientes. Nam in ipsis<text:line-break/>apparentibus in corpore symptomatis indicatio quidem<text:line-break/>causae fit Dogmaticis, ex qua curationem inveniunt;<text:line-break/>Empiricis vero recordatio eorum, quae multoties eodem<text:line-break/>modo observata sunt. In quibus autem nullum evidens<text:line-break/>sympt<text:span text:style-name="Default_20_Paragraph_20_Font"><text:span text:style-name="T1">o</text:span></text:span>ma, quod causam indicet, Dogmatici habent, in<text:line-break/>his n<text:span text:style-name="Default_20_Paragraph_20_Font"><text:span text:style-name="T1">o</text:span></text:span>n verentur quaerere causam evidentem, quam proca-<text:line-break/>tarcticam nominant , ut si canis rabidus . momorderit, aut<text:line-break/>vipera, aut aliud quid ejusmodi. Siquidem. ulcus ipsum<text:line-break/>nihilo magis ab aliis ulceribus diversum semper apparet,<text:line-break/>quam omnino per initia. Nam in rabido cane perpetuo<text:line-break/>simile iis, qui ab -alio quodam morsi sunt; verum in<text:line-break/>viperis prunis diebus aliis simile; postea, quum jam de-<text:line-break/>terras habuerint, affectiones quaedam corporis ipsis per-<text:line-break/>melosae oboriu<text:span text:style-name="Default_20_Paragraph_20_Font"><text:span text:style-name="T1">n</text:span></text:span>tur.. Et hujusmodi symptomata omnia,</text:p>
      <text:p text:style-name="P1">quae ab animalibus virus jaculantihus fiunt, si non probe<text:line-break/>statim ab initio curentur, extreme perniciosa evadunt<text:line-break/>Quae igitur recta curatio? An videlicetvenenum, quod<text:line-break/>simul cum morsu corpori incidit, evacuandum est? lien<text:line-break/>itaque cicatrix obducenda, neque ejusmodi vulnera fissi-<text:line-break/>ito claudenda sunt; sed e contrario, si parvo fuerint,<text:line-break/>saepe omnino incidenda; imo jam et calidis, et aeribus,<text:line-break/>otiis, quae trahere siccare que virus possunt, medica-<text:line-break/>mentis ob eandem .causam uti convenit. Eadem vero<text:line-break/>medicamenta et Empirici- adhibent, non a rei ipsius na-<text:line-break/>tura ad ipsorum inventionem ducti , sed recordatione<text:line-break/>corum, quae per experientiam comperta sunt. Quem-<text:line-break/>admodunf enim in aetatibus; et anni tempestatibus, et<text:line-break/>regionibus uniuscujusque dictorum curatio per expe-<text:line-break/>rientiam ipsis nota ac comperta erat:- sic etiam causis<text:line-break/>evidentibus, quas vocant procatarcticas. Itaque fi jam<text:line-break/>utrasque inventionis vias esse veras invicem concederent,<text:line-break/>. ipsis haud pluribus verbis opus esset.</text:p>
      <text:h text:style-name="P4" text:outline-level="2">Cap. V. </text:h>
      <text:p text:style-name="P5">Quoniam vero. experientiam- Dogmatici<text:line-break/>damnant, alii tanquam inconstantem, alii ut imper-,<text:line-break/>tectam, reliqui ut artis expertem, rationem autem<text:line-break/>rursus Empirici tanquam probabilem, non autem veram<text:line-break/>reprehendunt; proinde duplex utrisque sermo longusque<text:line-break/>admodum protenditur, dum se mutuo partim accusant,<text:line-break/>partimque defendunt. Nam quae contra experientiam<text:line-break/>ab Asclepiade-, . demonstrante , nihil saepe eodem videri<text:line-break/>m<text:span text:style-name="Default_20_Paragraph_20_Font"><text:span text:style-name="T1">o</text:span></text:span>d<text:span text:style-name="Default_20_Paragraph_20_Font"><text:span text:style-name="T1">o</text:span></text:span> posse .dicta sunt,- inconstantem prorsus ipsam esse;<text:line-break/>neque vel minimum quicquam posse invenire idoneam<text:line-break/>esse declarant. Quae vero ab Erasistrato dicta sunt, qui<text:line-break/>simplicia quidem etiam in simplicibus experientia invc-.<text:line-break/>niri fatetur, ut portulacam quoque dentiunt stupori re—<text:line-break/>medium. esse, non tamen composita. quoque in compositis<text:line-break/>itidem concedat, haud ineptam quidem ipsam tuti inve-:<text:line-break/>ciendo, sed non ad omnia sufficere affirmant.. Haec vero<text:line-break/>dicta eorum, qui per experientiam quidem talia inveniri<text:line-break/>concedunt, fed vituperant: eandem, quod incerta vagetur,<text:line-break/>ac in nullo sistat praescripto; tum quod longa et ametho-</text:p>
      <text:p text:style-name="P2">dos, ut ipsi ajunt, id est, sine via et ratione consistat;<text:line-break/>delude sic rationem inducunt, non ceu inconstantem,<text:line-break/>neque infirmam , sed experientiam veluti rem quan-<text:line-break/>dam inartificiosum esse arguunt. Vicissim Empirici ratio-<text:line-break/>nalium dicteria revellentes, experientiam consistentem,<text:line-break/>artificiosam, et quae satis cuique Iaciat, ostendere co-<text:line-break/>nantur rationem multis adeo modis reprehendere, ut<text:line-break/>rarIus ad lingulas accusationis species Dogmaticos re-<text:line-break/>fpondere sit necessarium. Nam hi quum et staturam<text:line-break/>corporis, et morborum omnium generationes, et reme..<text:line-break/><text:span text:style-name="Default_20_Paragraph_20_Font"><text:span text:style-name="T1">i</text:span></text:span>storum Iacultates cognoscere se profiteantur , Empirici<text:line-break/>cominus progressi, omnia <text:span text:style-name="Default_20_Paragraph_20_Font"><text:span text:style-name="T1">illorum</text:span></text:span> calumniantur , tanquam<text:line-break/>probabilia, similiaque vero tantum, nullam autem sir-<text:line-break/>mam cognitionem habentia. Nonnunquam vero, quum<text:line-break/>ipsorum cognitionem concedunt, eorum nullum esse usum<text:line-break/>ostendere nituntur. Et si quando id esse permiserint,<text:line-break/>rursus ut supervacaneum reprehendunt. Talia sane ge.-<text:line-break/>neratim sibi mutuo objiciunt, contenduntque et Empirici<text:line-break/>et Dogmatici. Particulatam vero multa in unoquoqtse</text:p>
      <text:p text:style-name="P2">ipsarum, ut in quaestionibus de abditarum causarum iu-<text:line-break/>ventiotte, dum hi dissectionem corporum et indicatio-<text:line-break/>nem. et dialecticam speculationem commendant; instruo<text:line-break/>menta enim haec ipsis .fiunt, quibus abdita indagantur;<text:line-break/>Empirici vero .neque inveniri quicquam dissectione. ad-<text:line-break/>mittunt, neque, si etiam inveniatur, necessarium ad artem<text:line-break/>hoc esse ; im<text:span text:style-name="Default_20_Paragraph_20_Font"><text:span text:style-name="T1">o</text:span></text:span> neque indicationem omnino exsistere, neque<text:line-break/>alterum ex altero cognofci posse contendunt. r .Omnia<text:line-break/>enim firi cognitionem requirere, <text:span text:style-name="Default_20_Paragraph_20_Font"><text:span text:style-name="T1">n</text:span></text:span>eque esse aliquod ul-<text:line-break/>lius rei natura obscurae indicium ; . imo ne dialecticen<text:line-break/>quidem ullam artem desidera<text:span text:style-name="Default_20_Paragraph_20_Font"><text:span text:style-name="T1">r</text:span></text:span>e. Postea etiam adversus<text:line-break/>dialecticae suppositiones atque definitiones quippiam com-<text:line-break/>mentantur. Ad haec neutiquam rei cuiusuis natura la-<text:line-break/>tentis demonstrationem esse pronuntiant. latu vero et de<text:line-break/>vitiosis demonstrationis modis, quibus Dogmatici uti<text:line-break/>consuerunt, de omnique ratiocinatione nonnulla dicunt,<text:line-break/>et quod non possit invenire, quod promittat, et quod<text:line-break/>neque alia quaedam ars .ex ea constituatur; neque vita<text:line-break/>hominum secundum -..eam transigatur... At epilogismus;</text:p>
      <text:p text:style-name="P2">quem evidentem rationem esse. proferunt, latentium in-<text:line-break/>figulum caularum utilis est; sic enim hi vocant,. quae<text:line-break/>quidem ex sensilium genere sunt, nondum tamen appa-<text:line-break/>ruerunt. Utilis etiam est arguendis iis; qui adversas<text:line-break/>manifesta quicquam audent pronunciare. Sed et utilis<text:line-break/>est ad indicandum, quod in apparentibus praetermitti-<text:line-break/>tm; et ad occurrendum falsis argumentationibus; ut qui<text:line-break/>ab evidentibus nunquam recedat , verum in his perpetuo<text:line-break/>versetur. . Non tamen hujusmodi est analogismus, ajunt,<text:line-break/>sed a manifestis incipit, in obscura vero .semper desinit,<text:line-break/>ob idque multiformis est. - Nam ab evidentibus ipsis ad<text:line-break/>abdita alia atque alia proficiscitur. Atque hic contra-<text:line-break/>veritam iniudicatam proponunt, quam indicium esse di-<text:line-break/>cunt iucompreheusionis. Sic enim ipsi veram quidem<text:line-break/>firmamque^ cognitionem vocant comprehensionem, in-<text:line-break/>comprehensionem vero contrariam. Atque incomprehen-<text:line-break/>lienem discordiae iiijudicatae causam esse ajunt; dis-<text:line-break/>condiam rursus incompreheusi.onis signum; iniudicatam</text:p>
      <text:p text:style-name="P2">vero de latentibus quae est dissensionem, non quae de<text:line-break/>perspicuis, enunciant. Nam unumquodque hic apparens<text:line-break/>vera sequentibus testimonium exhibet, mentientes coar-<text:line-break/>guit. Hoc genus sex millia Empirici et Rationales mutuo<text:line-break/>sibi obiiciunt; curationem in eisdem assectibus eandem<text:line-break/>molientes, qui in utraque secta legitime exercitati sunt.</text:p>
      <text:h text:style-name="Heading_20_2" text:outline-level="2">Cap. VI. </text:h>
      <text:p text:style-name="P5">Qui Methodici vocantur (sic enim seipsos<text:line-break/>nominarunt, tanquam non etiam priores Dogmatici artem<text:line-break/>methcdo tractare profiteantur) ne verbotenus quidem<text:line-break/>eunt priscis sedis contendere videntur, sed etiam multa<text:line-break/>artis opera innovare; qui neque locum assuetum ad cu-<text:line-break/>rationis indicationem prodesse quicquam ajunt, neque<text:line-break/>causam, neque aetatem, neque tempus, neque regionem,<text:line-break/>neque virium aegrotantis inspectionem, vel naturae,<text:line-break/>veI ipsius habitus, respuunt autem auni tempestates,<text:line-break/>loca et consuetudines , a solis assectionibus remedii<text:line-break/>indicatione petita contenti, cumque sufficere dicentes;<text:line-break/>nihil autem ab his speciatim, sed communiter univer-,</text:p>
      <text:p text:style-name="P2">sim que statuunt. Atque jam communitates vocant, quae<text:line-break/>simul ipsa particularia omnia comprehendunt. Nonnulli<text:line-break/>quidem morborum omnium , qui ex victus ratione pro-<text:line-break/>veniunt , nonnulli vero omnium sermone absoluto duas<text:line-break/>communitates, et tertiam aliquam mixtam indicare nitun-<text:line-break/>tur<text:span text:style-name="Default_20_Paragraph_20_Font"><text:span text:style-name="T1">i</text:span></text:span> Nominavero ipsis imposuerunt astrictionem et<text:span text:style-name="Default_20_Paragraph_20_Font"><text:span text:style-name="T2"> </text:span></text:span>fluo-<text:line-break/>rem, et quemlibet morbum dicunt vel astrictum vel fiuen-<text:line-break/><text:span text:style-name="Default_20_Paragraph_20_Font"><text:span text:style-name="T3">tem </text:span></text:span>esse, vel ex ambobus compositum. Si enim naturale,<text:line-break/>corporum evacuationes retinentur , astrictionem ; fi autem<text:line-break/>magis efferuntur, fluorem vocant; quum autem et retinentur<text:line-break/>et. efferuntur, complexus morborum- i<text:span text:style-name="Default_20_Paragraph_20_Font"><text:span text:style-name="T1">n</text:span></text:span> hoc constituitur;<text:line-break/>quemadmodum in oculo inflammatione simul et desiuxiu-<text:line-break/>ne .laborante. I<text:span text:style-name="Default_20_Paragraph_20_Font"><text:span text:style-name="T1">n</text:span></text:span>flammationem enim, quae astrictus est<text:line-break/>affectus, <text:s/>quoniam non sola nunc, sicd cum flu<text:span text:style-name="Default_20_Paragraph_20_Font"><text:span text:style-name="T1">o</text:span></text:span>re circa<text:line-break/>unum eundem que locunr oborta est; -totum facere af-<text:line-break/>fectum complexum fotu compositum. <text:s/>Conferentis vero<text:line-break/>remedii indicationem in astrictis laxationem, in fluidis<text:line-break/>suppressionem esse. Genu, verbi gratia, si. inflammatio-<text:line-break/>nem patiatur, .laxandum; ventriculum vel oculum pro-</text:p>
      <text:p text:style-name="P2">fluentem <text:span text:style-name="Default_20_Paragraph_20_Font"><text:span text:style-name="T4">. </text:span></text:span>comprimendum <text:span text:style-name="Default_20_Paragraph_20_Font"><text:span text:style-name="T4">, </text:span></text:span>tenendumque. esse praecipiunt.<text:line-break/>si mixtum nnplexumque. vitium habet, ei, quod urget,<text:line-break/>resistendum, ut. magis infestanti periculumque inserenti.<text:line-break/>H<text:span text:style-name="Default_20_Paragraph_20_Font"><text:span text:style-name="T1">o</text:span></text:span>c autem est, quod. vehementiori occurrendum esse pce-<text:line-break/>tius quam alteri dictitanti Cur igitur non Dogmaticos<text:line-break/>se nuncuparunt, . quum ludicationi praesidia tribuant?<text:line-break/>sima, inquiunt, id, quod abditum est, scrutantur Dogma-<text:line-break/>tici; nos autem in manifestis Versamur: Denique et<text:line-break/>fectam fuam totam ita definiunt, communitatum; quae<text:line-break/>omnibus apparent, . cognitionem. Et ne aliis omnibus<text:line-break/>artibus eadem conveniat definitio , .(etenim et illas com-<text:line-break/>inmutatum apparentium notitias esse judicant) ideo ap-<text:line-break/>ponunt, medicmae finem consequentium. Quidam illo-<text:line-break/>nun non consequentium, <text:s/>sed ipsius simi consonantium<text:line-break/>adiecerunt. Complures utrisque addicti methodum esse<text:line-break/>ajunt manllestaruin communitatum, concordantium.<text:span text:style-name="Default_20_Paragraph_20_Font"><text:span text:style-name="T5"> </text:span></text:span>et<text:line-break/>consequentium medicinae. finem notitiam. Nonnulli,<text:line-break/>sicut Thessalus quoque , cohaerentium et necessariarum ad<text:line-break/>sanitatem. Atque haec jam est ratio, cur se Dogmaticos</text:p>
      <text:p text:style-name="P1">appellari nolint; quippe latentibus ac obscuris fe non<text:line-break/>indigere, ut illi profitentur; neque Empiricis anniane-<text:line-break/>rari volunt, etsi quammaxirne in evidenti versentur.<text:line-break/>Nam indicatione ab ipsis separati sunt. Nec tamen in<text:line-break/>ipso circa evidens exercendi modo fe cum Empiricis<text:line-break/>convenire dicunt. Illos enim ab obscuris tanquam in-<text:line-break/>certis et dubiis recedere; <text:span text:style-name="Default_20_Paragraph_20_Font"><text:span text:style-name="T1">t</text:span></text:span>e vero quasi ab inutilibus.<text:line-break/>Praeterea Empiricos in apparentibus observationem, ipsas<text:line-break/>indicationem habere. Atque in his utrosque a se ipsis disi<text:line-break/>sentire dicunt, et maxime, in quibus anni temp<text:span text:style-name="Default_20_Paragraph_20_Font"><text:span text:style-name="T1">o</text:span></text:span>ra, aets-<text:line-break/>ies, loca, et hoc genus universa tollunt, quae nullum<text:line-break/>Aplane, ut ipsi putant, medicinae usum exhibent, solum<text:line-break/>vero prioribus medicis <text:span text:style-name="Default_20_Paragraph_20_Font"><text:span text:style-name="T1">o</text:span></text:span>stentationis gratia plurimi sunt<text:line-break/>aestimata. Et hoc stannum methodicae <text:span text:style-name="Default_20_Paragraph_20_Font"><text:span text:style-name="T1">t</text:span></text:span>ectae b<text:span text:style-name="Default_20_Paragraph_20_Font"><text:span text:style-name="T1">o</text:span></text:span>num<text:line-break/>esse praedicant. Quin etiam ob hoc gloriantur, seque<text:line-break/>admiratione dignos censent. Insuper eum, qui vita<text:span text:style-name="Default_20_Paragraph_20_Font"><text:span text:style-name="T1">t</text:span></text:span>a<text:line-break/>esse brevem, longam vero artem dicat, increpant. 1.<text:line-break/>contrario namque artem quidem esse brevem, ritam vero</text:p>
      <text:p text:style-name="P2">longam. siquidem omnibus, quae artem juvare falso<text:line-break/>putata funt, ablatis, et ad fusas communitates nobis re-<text:line-break/>spicientibus, neque longam adhuc medicinam, neque<text:line-break/>difficilem, <text:span text:style-name="Default_20_Paragraph_20_Font"><text:span text:style-name="T1">t</text:span></text:span>est facillimam et perspicuam esse, quae tota<text:line-break/>lex mensibus promptissime perdisci queat. Hoc pactu<text:line-break/>enim in morbis, qui victus ratione sanantur, universum<text:line-break/>m angustum adeo coactum esse; similiter in iis, qui ex<text:line-break/>nianuer medicame<text:span text:style-name="Default_20_Paragraph_20_Font"><text:span text:style-name="T1">n</text:span></text:span>tis. auxilium capiunt. Quin in illis<text:line-break/>quoque generatim quasdam communitates adinvenire stu-<text:line-break/>dent, ad haec remediorum. sicopos numero paucos sta-<text:line-break/>luunt. Unde mihi non in decantatis sex illis mensibus,<text:line-break/>sed multo etiam citius tota illorum ars disici posse videtur.<text:line-break/>Atque gratia illis habenda est de tam compendiosa<text:line-break/>disciplina, si modo non mentiantur.. Mentientes autem<text:line-break/>negligentiae accusandi sunt.</text:p>
      <text:h text:style-name="Heading_20_2" text:outline-level="2">Cap. VII. </text:h>
      <text:p text:style-name="P5">Verum ut potissimum aliquis jusie milii<text:line-break/>rideatur judicare, ipsius vel i<text:span text:style-name="Default_20_Paragraph_20_Font"><text:span text:style-name="T1">n</text:span></text:span> utilibus hallucinari, vel solos<text:line-break/>supervacua recte fugere, jam aperiam. Enimvero neque<text:line-break/>exigua consideratio haec mihi esse videtur, neque ad</text:p>
      <text:p text:style-name="P1">verba - tantum procedere, quemadmodum Empiricis- et<text:line-break/>Dogmaticis, quum de prima auxiliorum inventione con-<text:line-break/>tendunt, de praesenti usu i<text:span text:style-name="Default_20_Paragraph_20_Font"><text:span text:style-name="T1">n</text:span></text:span>vicem co<text:span text:style-name="Default_20_Paragraph_20_Font"><text:span text:style-name="T1">n</text:span></text:span>venientes, verum<text:line-break/>Methodicam sectam vel artis opera multum offendere,<text:line-break/>vel juvare multum necesse est. Quum autum duplex in<text:line-break/>rebus judicium sit, unum .a ratione sola, alterum ab<text:line-break/>evidenter manifestis. profectum, p<text:span text:style-name="Default_20_Paragraph_20_Font"><text:span text:style-name="T1">r</text:span></text:span>ius majus est, quam<text:line-break/>medicinae candidatis conveniat. Quare de hoc dicere<text:line-break/>nunc. opportunum non est. Alterum, quod in fola evi-<text:line-break/>. dentis consistit, omnium hominum commune est. Quid<text:line-break/>igitur prohibet hac priore uti, quae simulet medicans<text:line-break/>candidatis sit manifesta,. et ab ipsis Methodicis m.pretio<text:line-break/>habita? . Nihil enim aliud, quam quod apparet, semper<text:line-break/>laudibus extollunt, atque hoc ubique profitentur, later-<text:line-break/>tia vero omnia i<text:span text:style-name="Default_20_Paragraph_20_Font"><text:span text:style-name="T1">n</text:span></text:span> nullo usu esse referunt. Age nunc<text:line-break/>primum causas procatarcticas dictas inspiciamus, pro ju-<text:line-break/>dicii regula , id quod Ieusibus apparet , constituentes,<text:line-break/>prirnusque Methodicus in medium prog<text:span text:style-name="Default_20_Paragraph_20_Font"><text:span text:style-name="T1">r</text:span></text:span>essus. hunc. is</text:p>
      <text:p text:style-name="P2">modum l<text:span text:style-name="Default_20_Paragraph_20_Font"><text:span text:style-name="T1">o</text:span></text:span>quatur <text:span text:style-name="Default_20_Paragraph_20_Font"><text:span text:style-name="T4">: </text:span></text:span>Quid tandem, o Dogmatici et Empi-<text:line-break/>rici, frigus, aestum, ebrietatem, cruditatem; plenitudi-<text:line-break/>nem, mdigentiam,. lassitudines, operationes, ciborum<text:line-break/>qualitates, et consuetudinum mutationes frustra tam eu—<text:line-break/>ride inquiritis? Utrum haec, allectionibus corporum. ne-<text:line-break/>glectis, medicaturi estis, quae nequaquam adsunt amplius,<text:line-break/>sed ipsa quidem abeunt? quod autem ab ipsis generatum<text:line-break/>est, in corpore manet, atque huic ^assectus enim. est)<text:line-break/>remedium exhibere operiet. inspiciendum igitur est,<text:line-break/>qualenam existat. Si enim estrictus morbus, solvendum<text:line-break/>corpus est; si ... sinens, retinendum, a quacunque causa<text:line-break/>generatus sit uterque. Ad quid igitur adhuc causa con-<text:line-break/>fert, quum fluidum solutione nunquam -indigeat, neque<text:line-break/>astoctum retentione? Prorsus ad nihil, ut res ipsa de-<text:line-break/>clarat. similia de obscuris et continentibus causis Me-<text:line-break/>tbodici loquuntur. . Nam illas quoque supervacuas esse<text:line-break/>affirmanti, morbo videlicet propriam curationem indi-<text:line-break/>caute, etiam caula, quae ipsum fecit, incognita. Eodem</text:p>
      <text:p text:style-name="P2">dicendi modo ad anni tempestates , aetates erilem de-<text:line-break/>frendunt, admirantes, ec lue veteres medicos rem tara<text:line-break/>claram ignorare. .Nam inflammatio, quum morbus sit<text:line-break/>adstrictus, ut inquiunt, non quidem, aestate si oboriatur,<text:line-break/>laxantibus auxiliis opus habet, hieme vero aliis quibus-<text:line-break/>dam, sed lu utroque tempore eisdem. Neque in pueri-<text:line-break/>tia relaxantibus, in senectute reprimentibus, neque is<text:line-break/>Aegypto resolventibus, Athenis cohibentibus. Contra<text:line-break/>quum inflammationi fluens morbus ausit, nunquam stl-<text:line-break/>veutibus, verum perpetuo reprimentibus, et .hieme, et<text:line-break/>aestate, et vere, et autumno, et quum aegrotus puer<text:line-break/>est, et quum juvenis, ficu florens aetate, et quum fe-<text:line-break/>nex, sive in Thracia, vel Scythia, vel Aethiopis fuerint<text:line-break/>Quare nullum ex talibus ad quiduis conducere pronati-<text:line-break/>flant , scilicet omnia haec frustra disquiri investigariqae.<text:line-break/>Quid jam corporis partium inspectio? Nonne et haec<text:line-break/>ad curationis indicationem supervacua est et mutili<text:span text:style-name="Default_20_Paragraph_20_Font"><text:span text:style-name="T1">s</text:span></text:span> l</text:p>
      <text:p text:style-name="P2">Quisquamne audeat dicere, inflammationem lu nervosa<text:line-break/>pa<text:span text:style-name="Default_20_Paragraph_20_Font"><text:span text:style-name="T1">r</text:span></text:span>te s<text:span text:style-name="Default_20_Paragraph_20_Font"><text:span text:style-name="T1">o</text:span></text:span>lvendam esse, in arteriosa, aut venosa, aut car-<text:line-break/>nosa comprimendam? An omnino tam impudeus quis-<text:line-break/>piam fit, qui astrictam corporis partem non digerendam<text:line-break/>esse, profluvio laborantem non continendam dictitet? Si<text:line-break/>igitur partis natura nihil curationis modum immutat,<text:line-break/>fed auxilia ex affectus genere inveniuntur, inutilis plane<text:line-break/>est partis inspectio. At Methodicus quidem talis est, ut<text:line-break/>formula quadam loquendi utar.</text:p>
      <text:h text:style-name="Heading_20_2" text:outline-level="2">Cap. VIII. </text:h>
      <text:p text:style-name="P5">Accedat autem post hunc fecundus Em-<text:line-break/>pilleus, hunc in modum. inquiens; Ego quidem eviden-<text:line-break/>libas nihil neri praestantius, nec sapientius quicquam<text:line-break/>profiteor iis, quae saepenumero conspexi Siequidem,<text:line-break/>quod evidens est, id parvi ducas, . quemadmodum prius<text:line-break/>aliquem sophistam audisse mihi rideor, et nobis ad eos,<text:line-break/>qui evidens ipsum celebrant, discedendi tempus sit,<text:line-break/>tton utique Cadmeam victoriam referas. At si, ut ab<text:line-break/>mitio abs te audivimus, cuiuslibet abditi nullum esse</text:p>
      <text:p text:style-name="P2">usum dicas, evidentia sequi consessus, forfan ostendero<text:line-break/>in manifesti mentione,. quod tu praeteristi Homines duo<text:line-break/>a rabioso cane morsi ad medicos familiares sibi .remedia<text:line-break/>petituri concesserunt. Sed exiguum adeo utriusque vul- .<text:line-break/>nus . erat , ut ne cutis quidem tota esset diviia. alter<text:line-break/>itaque medicorum sulius vulneris curationem moliebatur,.<text:line-break/>de nulla re. alia solicitus, et quidem paucis diebus par-.<text:line-break/>tem lanam reddidit. Alter vero, quum rabire .canent<text:line-break/>cognovisset, contrarium a priore semper egit, . vulnus<text:line-break/>multo majus faciens, validis diu acribusque medicamen-<text:line-break/>tis usus , tum medicamentum interim adversus rabiem -<text:line-break/>consectum, ut ipse dicebat, aegrum assumere coegit,.<text:line-break/>tantum abest , ut cicatricem vulneri statuo - seduxerit.<text:line-break/>Tu nunc, quem utriusque curatio eventum habuerit, ,<text:line-break/>audi. Qui medicamenta bibit, sanitati pristinae restim-<text:line-break/>tus esu Alter, qui nihll se mali habere putabat, subito<text:line-break/>aquam expavit, .et convulsus periit. Numquid. hic eri-<text:line-break/>dens caufa.in iis : supervacuo tibi inquisita este videtur?</text:p>
      <text:p text:style-name="P2">An ob esiam vir ille m<text:span text:style-name="Default_20_Paragraph_20_Font"><text:span text:style-name="T1">o</text:span></text:span>rtuus est , quam- medici uegli-. .<text:line-break/>gentiani, qui nihil de morbi causa sciscitatus sit, neque<text:line-break/>remedium ad eam observatam administrarit? Haec sula,<text:line-break/>n<text:span text:style-name="Default_20_Paragraph_20_Font"><text:span text:style-name="T1">o</text:span></text:span>n alia, meo quidem sedicio, causa mortis illius exti-<text:line-break/>tit. Quoniam vero manifesta lector, id genus causarum<text:line-break/>nullam praeterire possum, pari modo nec aetatem omit-<text:line-break/>tere, aut parvi facere. Nam et hic quoque mihi fidem<text:line-break/>iacit id, quod apparet, dum iidem plane. affectus non<text:line-break/>eandem semper curationem habeant, sed interim in <text:span text:style-name="Default_20_Paragraph_20_Font"><text:span text:style-name="T1">ili-<text:line-break/></text:span></text:span>versis aetatibus .tantum differre , ut non quantitate su-<text:line-break/>lum, vel modo auxiliorum, sed toto genere varient.<text:line-break/>Novi namque saepius multis aetate florentibus , pleuriti- .<text:line-break/>cis et validis etiam a nobis sanguinem missum , verum<text:line-break/>nulli vel senio plane consecto , vel adhuc puero admo-<text:line-break/>dum. Neque vos ausi estis per venam vacuare, neo<text:line-break/>ullus alius unquam. Quid autem sibi vult Hippocrates,<text:line-break/>quum ait: <text:span text:style-name="Default_20_Paragraph_20_Font"><text:span text:style-name="T1">sub canicula, et ante eam purgati</text:span></text:span>o<text:span text:style-name="Default_20_Paragraph_20_Font"><text:span text:style-name="T1">nes disi.<text:line-break/>siciies. </text:span></text:span>Rursus : <text:span text:style-name="Default_20_Paragraph_20_Font"><text:span text:style-name="T1">Aestat</text:span></text:span>e <text:span text:style-name="Default_20_Paragraph_20_Font"><text:span text:style-name="T1">superiores , per h</text:span></text:span>y<text:span text:style-name="Default_20_Paragraph_20_Font"><text:span text:style-name="T1">emem infe- .</text:span></text:span></text:p>
      <text:p text:style-name="P1"><text:span text:style-name="Default_20_Paragraph_20_Font"><text:span text:style-name="T1">mores parte</text:span></text:span>s e<text:span text:style-name="Default_20_Paragraph_20_Font"><text:span text:style-name="T1">xpurgare convenit. </text:span></text:span>Verano an fassa <text:span text:style-name="Default_20_Paragraph_20_Font"><text:span text:style-name="T6">νο</text:span></text:span><text:span text:style-name="Default_20_Paragraph_20_Font"><text:span text:style-name="T4">-<text:line-break/></text:span></text:span>bis dicere videtur? Ad utrumque enim quid respondes-<text:line-break/>tis, non habere vos arbitror. Nam si mentiri eum dire-<text:line-break/>ritis, evidentia minus aestimabitis, quae vobis in pretio<text:line-break/>esse fingitis. Apparet enim, sic veritatem habere, ut<text:line-break/>Hippocrates scribit. Sin autem vera loqui eum ccnfea-<text:line-break/>tis, tempora quoque et loca, quae supervacanea esse<text:line-break/>contendistis, admittetis. At puto, vos nunquam a patria<text:line-break/>vestra longe peregrinatos esse , neque locorum diversita-<text:line-break/>tum usu didicisse. Sciretis. utique , eos, qui septentrioni<text:line-break/>subjacent, copiosas sanguinis evacuationes ferre non<text:line-break/>posse, sicut nec illos, qui Aegyptum aut meridianatu<text:line-break/>plagam totam incolunt. Qui vero medii hos interiacent,<text:line-break/>iis venae incisionem saepe magno fuisse praesidio. porro<text:line-break/>quod nec corporis partus inspicitis, non possum n<text:span text:style-name="Default_20_Paragraph_20_Font"><text:span text:style-name="T1">o</text:span></text:span>n de.<text:line-break/>mirari, vehementerque absurdum est, nec veris modo,<text:line-break/>sed. etiam illis , quae vosmet - agitis , c<text:span text:style-name="Default_20_Paragraph_20_Font"><text:span text:style-name="T1">o</text:span></text:span>ntrarium.<text:line-break/>Quaesto per dees, si inflammatio contingat vel in crure,</text:p>
      <text:p text:style-name="P2">vel in aure; vel in ore, vel in oculo, eademne erit<text:line-break/>curandi rati<text:span text:style-name="Default_20_Paragraph_20_Font"><text:span text:style-name="T1">o</text:span></text:span> ? Curnam igitur crurum inflammationes scal-<text:line-break/>pell<text:span text:style-name="Default_20_Paragraph_20_Font"><text:span text:style-name="T1">o</text:span></text:span> v<text:span text:style-name="Default_20_Paragraph_20_Font"><text:span text:style-name="T1">o</text:span></text:span>s dividentes crebro conspexi, oleoque perfundentes,<text:line-break/>ocul<text:span text:style-name="Default_20_Paragraph_20_Font"><text:span text:style-name="T1">o</text:span></text:span>s non item ? Cur rursus oculos inflammatione labo-<text:line-break/>rantes adstringentibus medicamentis curatis, non tamen<text:line-break/>eisdem crura perungitis ? Cur non itidem aures inflamma-<text:line-break/>ti<text:span text:style-name="Default_20_Paragraph_20_Font"><text:span text:style-name="T1">o</text:span></text:span>ue vexatas oculorum auxiliis sanatis ? Cur non oculos<text:line-break/>aurium praesidiis? Sed aliud aurium, aliud oculorum<text:line-break/>inflammati<text:span text:style-name="Default_20_Paragraph_20_Font"><text:span text:style-name="T1">o</text:span></text:span>nis medicamentum est. Acetum siquidem cum<text:line-break/><text:span text:style-name="Default_20_Paragraph_20_Font"><text:span text:style-name="T1">o</text:span></text:span>le<text:span text:style-name="Default_20_Paragraph_20_Font"><text:span text:style-name="T1">o</text:span></text:span> rosaceo aurium inflammationis praesens est reme- ,<text:line-break/>dium. Neminem tamen .puto idem exhibiturum oculis<text:line-break/>inflammatis. Quodsi quis tam sit temerarius, non me-<text:line-break/><text:span text:style-name="Default_20_Paragraph_20_Font"><text:span text:style-name="T1">lic</text:span></text:span>eri ostrina certo noni temeritatem luam .experturum.<text:line-break/>Et gurgulioni inflammatione obsesso pulchre succurrit<text:line-break/>fpinae Aegyptiae fructus: sic quoque alumen fissile. Num<text:line-break/>igitur haec quoque oculis inflammationi obnoxiis et au-<text:line-break/>vibus profuerint? An plane e contrario magnum detri—<text:line-break/>mentum attulerint? Atque haec omnia dico, primam</text:p>
      <text:p text:style-name="P2">vobis hypothesin concedens ; crurum videlicet et manuum<text:line-break/>inflammationes digerendae esse, nec tamen oculorum,<text:line-break/>aut gurgulionis, aut aurium. lam vero si crurum ma-<text:line-break/>nuumque luflammationes non quovis modo laxandas esse<text:line-break/>monuero, forsan in mentem vobis veniet, fi sapiatis,<text:line-break/>quantum a scopo aberra veritis. Erit autem praesens ser- .<text:line-break/>nto ejus, quod appa<text:span text:style-name="Default_20_Paragraph_20_Font"><text:span text:style-name="T1">r</text:span></text:span>et, commemoratio. Qui enim ex<text:line-break/>nullo ictu, sed ultro in parte quacunque inflammationem<text:line-break/>sortiuntur, ubi plethorica adsit affectio, nullius partis<text:line-break/>laxationem prius desiderat , quam corpus totum evacua-<text:line-break/>tum sit. Non enim inflammationem praesentem, .si id<text:line-break/>feceris, .imminues, sed potius augebis. Unde hoc tem-<text:line-break/>pure .adstringentia refrige<text:span text:style-name="Default_20_Paragraph_20_Font"><text:span text:style-name="T1">r</text:span></text:span>antlaque parti admovemus.<text:line-break/>Simulatque vero totum corpus evacua vertimus, tunc<text:line-break/>etiam paor luflannuatione affecta - sustinebit laxantia.<text:line-break/>Sin autem haec vobis non pe<text:span text:style-name="Default_20_Paragraph_20_Font"><text:span text:style-name="T1">r</text:span></text:span>suadeo, quod in <text:span text:style-name="Default_20_Paragraph_20_Font"><text:span text:style-name="T1">o</text:span></text:span>rationi<text:span text:style-name="Default_20_Paragraph_20_Font"><text:span text:style-name="T1">s<text:line-break/></text:span></text:span>exordio dixi, ad illos, a quibus in pretio est id, quod<text:line-break/>apparet, digredi nos tempus postulat.</text:p>
      <text:h text:style-name="P4" text:outline-level="2">Cap. IX. </text:h>
      <text:p text:style-name="P5">Haec Empirico commemorante; Dogmati-<text:line-break/>cas accedat, et hunc fa modum orationem instituat:<text:line-break/>.Nimirum si .quid mentis haberes, haec abunde satis te<text:line-break/>erudirent, nec aetatem, nec loca, nec caulas proca-<text:line-break/>tarcticas, nec aliquam partem corporis inutilem existi-<text:line-break/>mari. caeterum si nondum Empiricus evidentium enar-<text:line-break/>ratione hoc tibi persuasit, fed alia adhuc oratione opus<text:line-break/>est, eam apponere nu<text:span text:style-name="Default_20_Paragraph_20_Font"><text:span text:style-name="T1">n</text:span></text:span>c ego cogito, quo <text:span text:style-name="Default_20_Paragraph_20_Font"><text:span text:style-name="T1">t</text:span></text:span>ectae tuae<text:line-break/>hypothesin infirmam esse demonstrem. Audio enim, vos<text:line-break/>licere cognitionem apparentium communitatum. Inter-<text:line-break/>r<text:span text:style-name="Default_20_Paragraph_20_Font"><text:span text:style-name="T1">o</text:span></text:span>gavi autem crebro, in qua re potissimum haec commu-<text:line-break/>nitas consistat, quoque modo eam . cognoscamus ; dsiqui-<text:line-break/>dem cognofcere me etiamnum posse non video<text:span text:style-name="Default_20_Paragraph_20_Font"><text:span text:style-name="T1">r., </text:span></text:span>caulam<text:line-break/>verboteuus eandem omnes tractatis , rebus vero non con-<text:line-break/>sentitis; .nonnulli enim vestrum excretionibus secundum<text:line-break/>naturam adstrictum et fluens adnumerant. Quum qui-<text:line-break/>dem retinentur excrementa, adstrictionem; quum rui—<text:line-break/>moderate excernuntur, fluorem affectionem appellant.<text:line-break/>.Alii quidam e vestro coetu inter reliquas corporum con--</text:p>
      <text:p text:style-name="P2">stitutiones affectus esse pronuntiant, querunturque de iis<text:line-break/>vehementer, qui ad corpus, quod. evacuatur, resti-<text:line-break/>ciunt. At quomodo milli utraque pars errare videatur,<text:line-break/>fo<text:span text:style-name="Default_20_Paragraph_20_Font"><text:span text:style-name="T1">r</text:span></text:span>tassis jam ostendero. Ad eos autem sermo noster prius<text:line-break/>dirigatur, qui excretionibus praeter naturam assectus astri-<text:line-break/>buunt. Nam demiror ipsus, si neque sudores unquam, ne-<text:line-break/>que urinas, neque vomitus, neque dejectiones plures, quam<text:line-break/>naturalis status exigit, in morbis probas vacuari viderunt,<text:line-break/>et quod omnium absurdissimum est, si neque ex nari-<text:line-break/>bus fluorem aliquando morbum judicasse conspexerunt.<text:line-break/>Hujus siquidem non mosto quantitas , sed totum genas<text:line-break/>praeter naturam est Sudorum, urinarum, et eorum,<text:line-break/>quae per alvum aut vomitum proruunt, genus non prae-<text:line-break/>ter naturam est. Sic tamen immodica est interdum co-<text:line-break/>pia, .ut ego viderim nonnullos tantum sudorem proia-<text:line-break/>disse, ut etiam culcitras madesecerlut, alios rursus supra<text:line-break/>hemluas triginta per sedem dejecisse. Sed nihil h<text:span text:style-name="Default_20_Paragraph_20_Font"><text:span text:style-name="T1">o</text:span></text:span>rum<text:line-break/>ridebatur cessare, quia id, quod ostendebat, evacuata-<text:line-break/>tnr, etsi haec symptomata naturalibus -excretionibus ubi-</text:p>
      <text:p text:style-name="P2">que regula utenti evitanda erant. Quamobrem probabis<text:line-break/>hores quodammodo esse videntur, qui affectiones corpo-<text:line-break/>rum ipf<text:span text:style-name="Default_20_Paragraph_20_Font"><text:span text:style-name="T1">o</text:span></text:span>rum communitates statuunt. Sed hos quoque<text:line-break/>demiror,, quomodo apparentes eas appellere ausi sint.<text:line-break/>liam si,. quod ex alvo pro fluit, non est fluxus, verum<text:line-break/>corporis affectio, ex .quo ipsum est fluens, nulli autem<text:line-break/>fenfui haec apparere potest, qua ratione adhuc commu-<text:line-break/>nitates dixeris evidentes? I<text:span text:style-name="Default_20_Paragraph_20_Font"><text:span text:style-name="T1">n</text:span></text:span> colo enim fluoris dispo-<text:line-break/>sitio esse potest, et tenuioribus intestinis, et jejuno, et<text:line-break/>ventre, et mefaraeo , aliisque multis interaneis, quorum<text:line-break/>nullum neque ipsimi, neque ipsius affectum sensu possis<text:line-break/>percipere. Quomodo igitur adhuc apparentes dici pus-<text:line-break/>sint c<text:span text:style-name="Default_20_Paragraph_20_Font"><text:span text:style-name="T1">o</text:span></text:span>mmunitat<text:span text:style-name="Default_20_Paragraph_20_Font"><text:span text:style-name="T1">e</text:span></text:span>s, nisi. etiam per signa cognosci apparere<text:line-break/>quis v<text:span text:style-name="Default_20_Paragraph_20_Font"><text:span text:style-name="T1">o</text:span></text:span>let vocarat .Sed si hoc ita est, quonam discri-<text:line-break/>mine a veteribus medicis adhuc differrent, ignoro.<text:line-break/>Quomodo rursus statim et in semestri artem se perdo-<text:line-break/>cere promittunt? Etenim non methodus exigua ad al,-<text:line-break/>quid, quod sensum effugit, cognoscendum desideratur.</text:p>
      <text:p text:style-name="P2">Quin etiam anatomes usus pulchre hoc administranti ne-<text:line-break/>cessa<text:span text:style-name="Default_20_Paragraph_20_Font"><text:span text:style-name="T1">r</text:span></text:span>ius est , ut quae cujusque partis interioris naturata<text:line-break/>ut habet, edoceat <text:span text:style-name="Default_20_Paragraph_20_Font"><text:span text:style-name="T1">j</text:span></text:span> et naturalis speculationis haud pa-<text:line-break/>rum singularum munus et usum inspiciat. Priusqunn<text:line-break/>enim haec inveneris, nullius in alto sitae partis corpora<text:line-break/>affectum licet cognoscere. Quid opus est verbis, quod<text:line-break/>etiam hic dialecticae usus magnus est, ut ex quibus<text:line-break/>quid colligitur, palam comprehendas, nec sophismatibus<text:line-break/>circumveniaris aut ab aliis , aut abs te ipso : quoniam<text:line-break/>interdum nobismet vel inritis illudi ridere licet. Atqti<text:line-break/>profluvium quid sibi velit, lubens <text:span text:style-name="Default_20_Paragraph_20_Font"><text:span text:style-name="T1">r</text:span></text:span>ex eis quaererem, li<text:line-break/>disserendi facultatem didicissent. Non enim hoc solum credo<text:line-break/>fatis esse, quod a quibusdam illorum lictum est, pr<text:span text:style-name="Default_20_Paragraph_20_Font"><text:span text:style-name="T1">o</text:span></text:span>sia-<text:line-break/>vium videlicet affectum nominari praeter naturam. Rani<text:line-break/>nisi ; quis sit affectus , teneamus , nihil amplius adeo<text:line-break/>cognoverimus, an relaxatio, aut mollities; aut raritas sit<text:line-break/>Nihil siquidem vel ipsis dicentibus manifesti audies; fed<text:line-break/>quod eis lu mentem venerit, nunc hoc; nunc istud,</text:p>
      <text:p text:style-name="P2">plerumque simul omnia, ta<text:span text:style-name="Default_20_Paragraph_20_Font"><text:span text:style-name="T1">n</text:span></text:span>quam nihil differentia. Quod<text:line-break/>fi quis ipsas, quomodo haec intec se varient, quodque<text:line-break/>singula propriam requirant inspectionem, docere co<text:span text:style-name="Default_20_Paragraph_20_Font"><text:span text:style-name="T1">n</text:span></text:span>etur,<text:line-break/>eum nullo pacto audite sustinent, scd veteres incessanti<text:line-break/>calummanturque , tanquam frustra hujusmodi definientes:<text:line-break/>tam <text:span text:style-name="Default_20_Paragraph_20_Font"><text:span text:style-name="T1">o</text:span></text:span>tiosi ac segnes in veritatis inquisitione reperiuntur;<text:line-break/>Imo nec quod laxo densum, molli durum, raro densum<text:line-break/>existat contrarium, dicere nos patiuntur. Insuper ad<text:line-break/>haec omnia, aliud esse naturales excretiones contineri,<text:line-break/>aliud fluere; quemadmodum ab Hippocrate etiam uni-<text:line-break/>versa haec definita sunt ; verum temere , nullo judieio , et<text:line-break/>clausis oculis de sus sententiam proferunt, et iusiamma-<text:line-break/>tionem (sic autem vocant durum, renitentem, dolore<text:line-break/>plenum et calidum tumorem) prompte admodum et<text:line-break/>inconsulto affectum esse astrictum pronunciant. Deinde<text:line-break/>porro mflanunationes alias nominant implicitas, velut<text:line-break/>oculorum inflammationes , ubi cum fluore fuerint, item<text:line-break/>tonsillarum, gurgulionis, palati et gingivarum. Postea lup-</text:p>
      <text:p text:style-name="P2">ponunt meatus alios raros, alios patentes; ideoque utros..<text:line-break/>que assectus Infuisse. Quosdam vero non pudet dicere/<text:line-break/>in uno eodemque meatu et fluorem et astrictionem posse<text:line-break/>consistere ; quod ne cogitare quidem Iacite est. Tam<text:line-break/>sunt in omni re audacter temerarii. At pauci quidam<text:line-break/>ex ipsis, ubi paulo copiosius de his omnibus tum audire,<text:line-break/>tum disceptare pro viribus sustinuerint , vix tandem<text:line-break/>poenitentia ducti ad veritatem se convertunt. His igi-<text:line-break/>tur, qui accuratius de primis generalibus assectibus cu-<text:line-break/>piunt discere, seorsum commentarios scripsimus. Porro<text:line-break/>ut praesens recentioribus medicinae candidatis frugem<text:line-break/>aliquam adserat, pauca adversus eos dicere aequum lue-<text:line-break/>rit. Optarem Iane et illos functum aliquem inde rc-<text:line-break/>serre : et reservent haud dubie , si , contentione relicta,<text:line-break/>sermonem ipsum apud se paulisper examinarent. Sermo<text:line-break/>ita habet. Inflammatio , ut ipsi vocant , tumor est prae-<text:line-break/>ter naturam, doloriltcus, renitens tactui, durus, et ca-<text:line-break/>lidns, nullam magis partem pro sua ipsius ratione vet</text:p>
      <text:p text:style-name="P2">rari<text:span text:style-name="Default_20_Paragraph_20_Font"><text:span text:style-name="T1">o</text:span></text:span>rem, quam fuit antea,- vel duriorem, vel deusiorenr<text:line-break/>reddens , sed humore superfluo repletam , eoque intenti<text:line-break/>sam.- Non tamen,. si quid omnino tensum est, iniquo-<text:line-break/>que densius aut durius,. ac antea, evadit Discas hoc in<text:line-break/>coriis, loris et crinibus,. fi vehementer distendere co-<text:line-break/>neris. stari ratione humorum, qui inflammatam partem<text:line-break/>occuparunt, remedium est evacuatio. Haec enim reple-<text:line-break/>tioni contraria esu Nam, evacuatis humoribus, partes<text:line-break/>statim laxiores fiunt Tentio certe repletas necessario,<text:line-break/>sicut relaxati<text:span text:style-name="Default_20_Paragraph_20_Font"><text:span text:style-name="T1">o</text:span></text:span> evacuatas , sequitur. Densitas autem vel<text:line-break/>raritas neutrum ex necessitate comitatu<text:span text:style-name="Default_20_Paragraph_20_Font"><text:span text:style-name="T1">r</text:span></text:span>, quin nec fluor,<text:line-break/>nec retentio. Neque enim, si rarum jam quippiam, id<text:line-break/>ride quoque fluere prorsus necessitas postulat. Quid<text:line-break/>enim, fi crassam et modicum fuerit id, quod contine-<text:line-break/>tar? Neque, si densum, retineri: qui acopiosum et tenue<text:line-break/>etiam per densos effluit meatus. Satius igitur esset ipsus<text:line-break/>ex veterum libris relectis didicisse, quot modis id, quod<text:line-break/>prius in parte continebatur, denuo excernitur. Etenim</text:p>
      <text:p text:style-name="P2">rarefcente eo, quod ipsimi co<text:span text:style-name="Default_20_Paragraph_20_Font"><text:span text:style-name="T1">n</text:span></text:span>tinet, et eo, quod censi-<text:line-break/>netur, attenuato, majoreque reddito, et vehementius<text:line-break/>moto, hun ab exteriorum aliquo attracto vel ab aliquo<text:line-break/>interiorum impulsu, et velut a quibusdam internis re-<text:line-break/>forpto. Iam vero si quispiam, his omnibus neglectis,<text:line-break/>unam vacuationis causam. meatuum raritatem esse puta-<text:line-break/>verit , is ne apparentia quidem cognoscere ridebitur.<text:line-break/>Nam. lanam, vel spongiam, vel hujusmodi rarum quip-<text:line-break/>piam manifesto ridemus; si parum lutus in fe humeris<text:line-break/>habea<text:span text:style-name="Default_20_Paragraph_20_Font"><text:span text:style-name="T1">n</text:span></text:span>t, retinere id, nec dimittere, si multum, refan-<text:line-break/>dere. Cur igitur non de oculis quoque, et naribus, et<text:line-break/>ore., aliisque non minus reris id ipsum c<text:span text:style-name="Default_20_Paragraph_20_Font"><text:span text:style-name="T1">o</text:span></text:span>nsiderarunt?<text:line-break/>nempe fieri posse, et in humoris, qui ipsis inest, copia,<text:line-break/>nunquam nili ob meatuum raritatem quippiam effluere?<text:line-break/>Quin etiam figulares ollas subinde ridemus adeo raras,<text:line-break/>ut aqua lu eas insula percolatur: non perinde met<text:line-break/>Crassi<text:span text:style-name="Default_20_Paragraph_20_Font"><text:span text:style-name="T1">o</text:span></text:span>r etenim mellis substantia est <text:span text:style-name="Default_20_Paragraph_20_Font"><text:span text:style-name="T1">o</text:span></text:span>llae meatibus. <text:span text:style-name="Default_20_Paragraph_20_Font"><text:span text:style-name="T1">b</text:span></text:span>u<text:line-break/>igitur vero dissimile erat, si frequenter te<text:span text:style-name="Default_20_Paragraph_20_Font"><text:span text:style-name="T1">n</text:span></text:span>uitatis cauti</text:p>
      <text:p text:style-name="P2">quid effluere dixerim , licet corpus ip<text:span text:style-name="Default_20_Paragraph_20_Font"><text:span text:style-name="T1">s</text:span></text:span>um continens<text:line-break/>a natura perforatum non sit ? Sed nec , quod na-<text:line-break/>tura saepe, quae animal gubernat, impetu vehementiore<text:line-break/>usa, omne supervacuum expurgat, quasi exprimens pro-<text:line-break/>puIfansque, quae igitur difficultas est in artis operibus<text:line-break/>diligenter vertito diu hoc intelligere? Quippe morborum<text:line-break/>judicia hac fere ratione fiunt. Praetereo nunc reliquas<text:line-break/>evacuationum causas; similiter retentionum, pares nu-<text:line-break/>mero, his contrarias. Non enim talis sermo de illis<text:line-break/>pertractare accommodus est. Quod autem profuturum<text:line-break/>aliquando putem, eo revertor; nempe oculum interim<text:line-break/>polle flere, vel humore copiol<text:span text:style-name="Default_20_Paragraph_20_Font"><text:span text:style-name="T1">a,</text:span></text:span> vel tenui reddito, vel<text:line-break/>a natura per hanc partem expulso, nihil ipsis corpori^<text:line-break/>bus supra naturalem habitum magis immutatis. Oportet<text:line-break/>sane tenuem humorem crassem reddere , crassem atte- .<text:line-break/>unare :. naturae impetum, si opportune contingat, exci-<text:line-break/>pere, nihil circa oculorum corpora ip<text:span text:style-name="Default_20_Paragraph_20_Font"><text:span text:style-name="T1">s</text:span></text:span>a molientem, ut<text:line-break/>quae fluoris causam non praebuerint. Caeterum aliam</text:p>
      <text:p text:style-name="P2">inflammatlonem astrictum esse affectum arbitrari, aliam<text:line-break/>implicitam, insignis est dementiae; quandoquidem pli-<text:line-break/>mum orationis <text:span text:style-name="Default_20_Paragraph_20_Font"><text:span text:style-name="T1">t</text:span></text:span>uae obliti sunt, scilicet fluens- non era-<text:line-break/>erratione aestimandum esse, aut - retentionibus astrictum;<text:line-break/>verum ad ipsas corporum assectiones respiciendum. Quum<text:line-break/>itaque suuiles. omnino inter fe existant, et nullo prae-<text:line-break/>iens inflammatio a priore differre videatur alio uomice,<text:line-break/>quam quod ex his quippiam defluit, ex illa non, quo-<text:line-break/>modo non insigniter absurdum est , aliam inflammationem<text:line-break/>implicitam, aliam estrictanr nominare? Deinde quo pacto,<text:line-break/>nec hoc, quod erat promptissimum, illis lu mentem ve-<text:line-break/>nit ratiocinari, nec in manu<text:span text:style-name="Default_20_Paragraph_20_Font"><text:span text:style-name="T1">i</text:span></text:span> videlicet, nec in pede,<text:line-break/>nec lu cubito, nec in brachio; nec in tibia, nec in fe-<text:line-break/>more, nec in alia qualibet corporis- partu talem ali-<text:line-break/>quando inflammationis speciem, qua foras aliquid essiue-<text:line-break/>ret, inventam esse; fotis autem, quae os, oculos et<text:line-break/>nares infestant, hoc evenire? Utrum lupiter omnibus<text:line-break/>implicitis communitatibus instituit, ut earum nulla un-</text:p>
      <text:p text:style-name="P2">quam in aliam corporis partum fe immittat, fixi oculos<text:line-break/>solum, et naftrm et os infestet? <text:span text:style-name="Default_20_Paragraph_20_Font"><text:span text:style-name="T7">Infl</text:span></text:span>ammatio siquidem<text:line-break/>omnia potest occupare ; quae ejus generationis causae re-<text:line-break/>cipiendae sunt idonea. - Quoniam vero quaestum natura<text:line-break/>fiunt rara, quaedam densa, ex his quidem aliquid fluo-.<text:line-break/>tris manat, in illis retinetur. Nam si utrem vel aliud<text:line-break/>quid ita obstructum humida substantia repleas, nihil ef-<text:line-break/>stueti Si vero spongiam, aliud id genus rarum, quic-.<text:line-break/>quid est superflui, effundetur. Quid negotii ergo est, si<text:line-break/>cognoscas, quanto omnis alia pellis sit astrictior- ea,<text:line-break/>quae oculos, nares et os contegit p particularum naturae<text:line-break/>causam attribuere, multis verborum ambagibus et nugis<text:line-break/>omissis? Quod enim hoc sic habet, innuunt cum exul-<text:line-break/>cenatione ini aliis partibus factae inflammationes ; quia<text:line-break/>illarum quod tenuius. est -et subtilius, emanat , quemadu<text:line-break/>modum lu oculis, naso et ore. Donec autem cutis in-<text:line-break/>offensa et astricta prorsus fuerit, ejus, quod .nihil rea</text:p>
      <text:p text:style-name="P2">fundit, haec causa, <text:span text:style-name="T8">no</text:span>n inflammationis species est;<text:line-break/>quemadmodum rursus, si melle, aut pice liquida, non<text:line-break/>ita, it copiam spectes, immodica spongiam aut lanam<text:line-break/>imbuas, nihil propter liquidi crassitiem effluit, vel si<text:line-break/>aqua, vel aliquo tam tenui, rea hoc paucissimo, eadem,<text:line-break/>arbitror, ratione ex oculis non usquequaque aliquid pro-<text:line-break/>funditur, aut propter humorum crassitiem, aut quod<text:line-break/>tron redundent , quemadmodum in iis , qui secundum<text:line-break/>naturam habent- Quare eadem inflammationis species<text:line-break/>non alia re discrepans; quam substantiae influentis craf-<text:line-break/>sitie, lippitudiuem sine fluxu generare potest, quam fa-<text:line-break/>pientissimi Methodici astrictam nominant, creduntque<text:line-break/>cum implicita huic esse discrimen verborum suorum ob-<text:line-break/>liti , quae fur<text:span text:style-name="Default_20_Paragraph_20_Font"><text:span text:style-name="T1">t</text:span></text:span>um et deorsum transferunt, corporeas ast<text:line-break/>fectuum praeparationes esse, non in humoribus consistere<text:line-break/>autumantes. Quonam igitur pacto , si in corporibus ea-<text:line-break/>dem sit affectio , mulsa re alia differens , falam vero hu-<text:line-break/>morum tenuium vel crassiorum naturam sequatur, ut in-<text:line-break/>terdum aliquid effluat interdum retineatur, diversa,</text:p>
      <text:p text:style-name="P2">esse communitates existimatis? Haud Pecus implicitum<text:line-break/>mixtumque vestrum non est intelligibile. Quantum vero<text:line-break/>jam particulatim non s<text:span text:style-name="Default_20_Paragraph_20_Font"><text:span text:style-name="T1">o</text:span></text:span>lum lu ea medicinae parte, quae<text:line-break/>victum curat, sed etiam in ea, quae manu, et quae<text:line-break/>medicamentis medetur, aberretis, iterum forsan disce-<text:line-break/>tis, si iis nondum fidem adhibeatis. In praesentia vero,<text:line-break/>quoniam haec medicinae recens initiatis sufficiunt, libro<text:line-break/>huic praesenti finem impona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</dc:title>
    <dc:subject/>
    <meta:initial-creator>Galien</meta:initial-creator>
    <meta:creation-date>2023-01-04T11:54:00Z</meta:creation-date>
    <dc:date>2023-01-04T12:58:17.788000000</dc:date>
    <meta:editing-cycles>3</meta:editing-cycles>
    <meta:editing-duration>PT3M9S</meta:editing-duration>
    <meta:document-statistic meta:table-count="0" meta:image-count="0" meta:object-count="0" meta:page-count="42" meta:paragraph-count="57" meta:word-count="5874" meta:character-count="40578" meta:non-whitespace-character-count="34749"/>
    <meta:template xlink:type="simple" xlink:actuate="onRequest" xlink:title="" xlink:href="Normal.dotm"/>
  </office:meta>
</office:document-meta>
</file>